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32cm" fo:min-width="3.022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556cm" svg:height="4.826cm" svg:x="5.588cm" svg:y="5.244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status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6.604cm" svg:x="17.655cm" svg:y="4.318cm">
          <text:p text:style-name="P1"><text:span text:style-name="T1">id</text:span></text:p>
          <text:p text:style-name="P1"><text:span text:style-name="T1">nam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status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588cm" svg:y="4.228cm">
          <draw:text-box>
            <text:p><text:span text:style-name="T2">departments</text:span></text:p>
          </draw:text-box>
        </draw:frame>
        <draw:custom-shape draw:style-name="gr1" draw:text-style-name="P2" draw:layer="layout" svg:width="3.556cm" svg:height="4.826cm" svg:x="11.43cm" svg:y="5.498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category</text:span></text:p>
          <text:p text:style-name="P1"><text:span text:style-name="T1">department_id</text:span></text:p>
          <text:p text:style-name="P1"><text:span text:style-name="T1">status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11.938cm" svg:y="4.692cm">
          <draw:text-box>
            <text:p><text:span text:style-name="T2">sections</text:span></text:p>
          </draw:text-box>
        </draw:frame>
        <draw:line draw:style-name="gr4" draw:text-style-name="P4" draw:layer="layout" svg:x1="9.144cm" svg:y1="7.276cm" svg:x2="11.43cm" svg:y2="7.276cm">
          <text:p/>
        </draw:line>
        <draw:line draw:style-name="gr4" draw:text-style-name="P4" draw:layer="layout" svg:x1="14.986cm" svg:y1="7.276cm" svg:x2="17.272cm" svg:y2="7.276cm">
          <text:p/>
        </draw:line>
        <draw:frame draw:style-name="gr5" draw:text-style-name="P5" draw:layer="layout" svg:width="1.016cm" svg:height="0.962cm" svg:x="9.144cm" svg:y="6.51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5.24cm" svg:y="6.314cm">
          <draw:text-box>
            <text:p><text:span text:style-name="T3">1</text:span></text:p>
          </draw:text-box>
        </draw:frame>
        <draw:frame draw:style-name="gr5" draw:text-style-name="P6" draw:layer="layout" svg:width="1.016cm" svg:height="0.962cm" draw:transform="rotate (-1.61617488734675) translate (11.684cm 6.261cm)">
          <draw:text-box>
            <text:p>&amp;</text:p>
          </draw:text-box>
        </draw:frame>
        <draw:frame draw:style-name="gr3" draw:text-style-name="P3" draw:layer="layout" svg:width="3.556cm" svg:height="0.806cm" svg:x="18.034cm" svg:y="3.422cm">
          <draw:text-box>
            <text:p><text:span text:style-name="T2">articles</text:span></text:p>
          </draw:text-box>
        </draw:frame>
        <draw:frame draw:style-name="gr5" draw:text-style-name="P6" draw:layer="layout" svg:width="1.016cm" svg:height="0.962cm" draw:transform="rotate (-1.61617488734675) translate (17.517cm 6.097cm)">
          <draw:text-box>
            <text:p>&amp;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4-13T11:42:35.968346759</dc:date>
    <meta:editing-duration>PT5H26M50S</meta:editing-duration>
    <meta:editing-cycles>9</meta:editing-cycles>
    <meta:generator>LibreOffice/6.0.7.3$Linux_X86_64 LibreOffice_project/00m0$Build-3</meta:generator>
    <meta:document-statistic meta:object-count="35"/>
  </office:meta>
</office:document-meta>
</file>